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fo:padding="0in" fo:border="none" style:writing-mode="page"/>
    </style:style>
    <style:style style:name="P1" style:family="paragraph" style:parent-style-name="Header">
      <style:paragraph-properties fo:text-align="end" style:justify-single-word="false"/>
      <style:text-properties officeooo:rsid="00206516" officeooo:paragraph-rsid="00206516"/>
    </style:style>
    <style:style style:name="P2" style:family="paragraph" style:parent-style-name="Standard">
      <style:text-properties style:text-underline-style="solid" style:text-underline-width="auto" style:text-underline-color="font-color" fo:font-weight="bold" officeooo:rsid="007cf309" officeooo:paragraph-rsid="00839fe1" style:font-weight-asian="bold" style:font-weight-complex="bold"/>
    </style:style>
    <style:style style:name="P3" style:family="paragraph" style:parent-style-name="Standard">
      <style:text-properties style:text-underline-style="solid" style:text-underline-width="auto" style:text-underline-color="font-color" fo:font-weight="bold" officeooo:rsid="008a714e" officeooo:paragraph-rsid="008a714e" style:font-weight-asian="bold" style:font-weight-complex="bold"/>
    </style:style>
    <style:style style:name="P4" style:family="paragraph" style:parent-style-name="Standard">
      <style:text-properties style:font-name="Times New Roman" officeooo:rsid="00206516" officeooo:paragraph-rsid="00206516"/>
    </style:style>
    <style:style style:name="P5" style:family="paragraph" style:parent-style-name="Standard">
      <style:text-properties style:font-name="Times New Roman" fo:font-weight="bold" officeooo:rsid="001e14a6" officeooo:paragraph-rsid="00240acc" style:font-weight-asian="bold" style:font-weight-complex="bold"/>
    </style:style>
    <style:style style:name="P6" style:family="paragraph" style:parent-style-name="Standard">
      <style:text-properties style:font-name="Times New Roman" fo:font-weight="bold" officeooo:rsid="007cf309" officeooo:paragraph-rsid="007cf309" style:font-weight-asian="bold" style:font-weight-complex="bold"/>
    </style:style>
    <style:style style:name="P7" style:family="paragraph" style:parent-style-name="Table_20_Contents">
      <style:text-properties style:font-name="Times New Roman" fo:font-weight="bold" officeooo:rsid="008093a3" officeooo:paragraph-rsid="008093a3" style:font-weight-asian="bold" style:font-weight-complex="bold"/>
    </style:style>
    <style:style style:name="P8" style:family="paragraph" style:parent-style-name="Standard">
      <style:text-properties style:font-name="Times New Roman" officeooo:rsid="00267fa4" officeooo:paragraph-rsid="005e704c"/>
    </style:style>
    <style:style style:name="P9" style:family="paragraph" style:parent-style-name="Standard">
      <style:paragraph-properties fo:text-align="justify" style:justify-single-word="false"/>
      <style:text-properties style:font-name="Times New Roman"/>
    </style:style>
    <style:style style:name="P10" style:family="paragraph" style:parent-style-name="Standard">
      <style:paragraph-properties fo:text-align="justify" style:justify-single-word="false"/>
      <style:text-properties style:font-name="Times New Roman" officeooo:paragraph-rsid="00882850"/>
    </style:style>
    <style:style style:name="P11" style:family="paragraph" style:parent-style-name="Table_20_Contents">
      <style:text-properties style:font-name="Times New Roman" officeooo:rsid="00240acc" officeooo:paragraph-rsid="00240acc"/>
    </style:style>
    <style:style style:name="P12" style:family="paragraph" style:parent-style-name="Table_20_Contents">
      <style:text-properties style:font-name="Times New Roman" officeooo:rsid="006f35b3" officeooo:paragraph-rsid="006f35b3"/>
    </style:style>
    <style:style style:name="P13" style:family="paragraph" style:parent-style-name="Table_20_Contents">
      <style:text-properties style:font-name="Times New Roman" officeooo:rsid="007b3e59" officeooo:paragraph-rsid="007b3e59"/>
    </style:style>
    <style:style style:name="P14" style:family="paragraph" style:parent-style-name="Text_20_body">
      <style:paragraph-properties fo:text-align="center" style:justify-single-word="false"/>
      <style:text-properties style:font-name="Times New Roman" fo:font-size="14pt" fo:font-weight="bold" officeooo:rsid="007b3e59" officeooo:paragraph-rsid="007b3e59" style:font-size-asian="14pt" style:font-weight-asian="bold" style:font-size-complex="14pt" style:font-weight-complex="bold"/>
    </style:style>
    <style:style style:name="P15" style:family="paragraph" style:parent-style-name="Standard">
      <style:paragraph-properties fo:text-align="justify" style:justify-single-word="false"/>
      <style:text-properties style:font-name="Times New Roman" fo:font-weight="normal" officeooo:rsid="002455a7" style:font-weight-asian="normal" style:font-weight-complex="normal"/>
    </style:style>
    <style:style style:name="P16" style:family="paragraph" style:parent-style-name="Standard">
      <style:paragraph-properties fo:text-align="justify" style:justify-single-word="false"/>
      <style:text-properties style:font-name="Times New Roman" fo:font-weight="normal" style:font-weight-asian="normal" style:font-weight-complex="normal"/>
    </style:style>
    <style:style style:name="P17" style:family="paragraph" style:parent-style-name="Standard">
      <style:text-properties style:font-name="Times New Roman" officeooo:paragraph-rsid="00839fe1"/>
    </style:style>
    <style:style style:name="P18" style:family="paragraph" style:parent-style-name="Standard">
      <style:text-properties fo:font-weight="bold" officeooo:rsid="00206516" officeooo:paragraph-rsid="008093a3" style:font-weight-asian="bold" style:font-weight-complex="bold"/>
    </style:style>
    <style:style style:name="P19" style:family="paragraph" style:parent-style-name="Standard">
      <style:text-properties style:text-underline-style="none" fo:font-weight="normal" officeooo:rsid="008dc042" officeooo:paragraph-rsid="00839fe1" style:font-weight-asian="normal" style:font-weight-complex="normal"/>
    </style:style>
    <style:style style:name="P20" style:family="paragraph" style:parent-style-name="Standard">
      <style:text-properties style:text-underline-style="none" fo:font-weight="normal" officeooo:rsid="008dc042" officeooo:paragraph-rsid="008ab044" style:font-weight-asian="normal" style:font-weight-complex="normal"/>
    </style:style>
    <style:style style:name="P21" style:family="paragraph" style:parent-style-name="Standard">
      <style:text-properties style:text-underline-style="none" fo:font-weight="normal" officeooo:rsid="008dc042" officeooo:paragraph-rsid="008c4bb5" style:font-weight-asian="normal" style:font-weight-complex="normal"/>
    </style:style>
    <style:style style:name="P22" style:family="paragraph" style:parent-style-name="Standard">
      <style:text-properties style:text-underline-style="none" fo:font-weight="normal" officeooo:rsid="008dc042" officeooo:paragraph-rsid="008e5956" style:font-weight-asian="normal" style:font-weight-complex="normal"/>
    </style:style>
    <style:style style:name="P23" style:family="paragraph" style:parent-style-name="Standard">
      <style:text-properties style:text-underline-style="none" fo:font-weight="normal" officeooo:rsid="008a714e" officeooo:paragraph-rsid="008a714e" style:font-weight-asian="normal" style:font-weight-complex="normal"/>
    </style:style>
    <style:style style:name="P24" style:family="paragraph" style:parent-style-name="Standard">
      <style:text-properties style:text-underline-style="none" fo:font-weight="normal" officeooo:rsid="008c4bb5" officeooo:paragraph-rsid="008c4bb5" style:font-weight-asian="normal" style:font-weight-complex="normal"/>
    </style:style>
    <style:style style:name="P25" style:family="paragraph" style:parent-style-name="Standard">
      <style:text-properties style:text-underline-style="none" fo:font-weight="normal" officeooo:rsid="008d146b" officeooo:paragraph-rsid="008d146b" style:font-weight-asian="normal" style:font-weight-complex="normal"/>
    </style:style>
    <style:style style:name="P26" style:family="paragraph" style:parent-style-name="Standard">
      <style:text-properties style:text-underline-style="none" fo:font-weight="normal" officeooo:rsid="008d146b" officeooo:paragraph-rsid="008e5956" style:font-weight-asian="normal" style:font-weight-complex="normal"/>
    </style:style>
    <style:style style:name="P27" style:family="paragraph" style:parent-style-name="Standard">
      <style:paragraph-properties fo:margin-left="0.4925in" fo:margin-right="0in" fo:text-indent="0in" style:auto-text-indent="false"/>
      <style:text-properties fo:font-style="italic" style:text-underline-style="none" fo:font-weight="normal" officeooo:rsid="008d146b" officeooo:paragraph-rsid="008d146b" style:font-style-asian="italic" style:font-weight-asian="normal" style:font-style-complex="italic" style:font-weight-complex="normal"/>
    </style:style>
    <style:style style:name="P28" style:family="paragraph" style:parent-style-name="Standard">
      <style:text-properties style:text-underline-style="none" fo:font-weight="normal" officeooo:rsid="008c4bb5" officeooo:paragraph-rsid="009183fd" style:font-weight-asian="normal" style:font-weight-complex="normal"/>
    </style:style>
    <style:style style:name="P29" style:family="paragraph" style:parent-style-name="Standard">
      <style:text-properties style:text-underline-style="none" fo:font-weight="normal" officeooo:rsid="008dc042" officeooo:paragraph-rsid="00839fe1" style:font-weight-asian="normal" style:font-weight-complex="normal"/>
    </style:style>
    <style:style style:name="T1" style:family="text">
      <style:text-properties fo:font-weight="bold" officeooo:rsid="00146369" style:font-weight-asian="bold" style:font-weight-complex="bold"/>
    </style:style>
    <style:style style:name="T2" style:family="text">
      <style:text-properties fo:font-weight="bold" officeooo:rsid="007c68e3" style:font-weight-asian="bold" style:font-weight-complex="bold"/>
    </style:style>
    <style:style style:name="T3" style:family="text">
      <style:text-properties fo:font-weight="bold" officeooo:rsid="002455a7" style:font-weight-asian="bold" style:font-weight-complex="bold"/>
    </style:style>
    <style:style style:name="T4" style:family="text">
      <style:text-properties officeooo:rsid="00700794"/>
    </style:style>
    <style:style style:name="T5" style:family="text">
      <style:text-properties officeooo:rsid="0079bd7d"/>
    </style:style>
    <style:style style:name="T6" style:family="text">
      <style:text-properties fo:font-weight="normal" style:font-weight-asian="normal" style:font-weight-complex="normal"/>
    </style:style>
    <style:style style:name="T7" style:family="text">
      <style:text-properties fo:font-weight="normal" officeooo:rsid="00207eef" style:font-weight-asian="normal" style:font-weight-complex="normal"/>
    </style:style>
    <style:style style:name="T8" style:family="text">
      <style:text-properties fo:font-weight="normal" officeooo:rsid="00146369" style:font-weight-asian="normal" style:font-weight-complex="normal"/>
    </style:style>
    <style:style style:name="T9" style:family="text">
      <style:text-properties fo:font-weight="normal" officeooo:rsid="002455a7" style:font-weight-asian="normal" style:font-weight-complex="normal"/>
    </style:style>
    <style:style style:name="T10" style:family="text">
      <style:text-properties fo:font-weight="normal" officeooo:rsid="007c68e3" style:font-weight-asian="normal" style:font-weight-complex="normal"/>
    </style:style>
    <style:style style:name="T11" style:family="text">
      <style:text-properties fo:font-weight="normal" officeooo:rsid="007ebe03" style:font-weight-asian="normal" style:font-weight-complex="normal"/>
    </style:style>
    <style:style style:name="T12" style:family="text">
      <style:text-properties fo:font-weight="normal" officeooo:rsid="00994a39" style:font-weight-asian="normal" style:font-weight-complex="normal"/>
    </style:style>
    <style:style style:name="T13" style:family="text">
      <style:text-properties fo:font-weight="normal" officeooo:rsid="0089aaa1" style:font-weight-asian="normal" style:font-weight-complex="normal"/>
    </style:style>
    <style:style style:name="T14" style:family="text">
      <style:text-properties officeooo:rsid="007c68e3"/>
    </style:style>
    <style:style style:name="T15" style:family="text">
      <style:text-properties officeooo:rsid="007cf309"/>
    </style:style>
    <style:style style:name="T16" style:family="text">
      <style:text-properties officeooo:rsid="008431bb"/>
    </style:style>
    <style:style style:name="T17" style:family="text">
      <style:text-properties officeooo:rsid="008093a3"/>
    </style:style>
    <style:style style:name="T18" style:family="text">
      <style:text-properties officeooo:rsid="008dc042"/>
    </style:style>
    <style:style style:name="T19" style:family="text">
      <style:text-properties officeooo:rsid="00893e56"/>
    </style:style>
    <style:style style:name="T20" style:family="text">
      <style:text-properties officeooo:rsid="008c0e4f"/>
    </style:style>
    <style:style style:name="T21" style:family="text">
      <style:text-properties officeooo:rsid="0089cba4"/>
    </style:style>
    <style:style style:name="T22" style:family="text">
      <style:text-properties officeooo:rsid="008aeaed"/>
    </style:style>
    <style:style style:name="T23" style:family="text">
      <style:text-properties officeooo:rsid="008b1937"/>
    </style:style>
    <style:style style:name="T24" style:family="text">
      <style:text-properties officeooo:rsid="008bb716"/>
    </style:style>
    <style:style style:name="T25" style:family="text">
      <style:text-properties fo:font-style="italic"/>
    </style:style>
    <style:style style:name="T26" style:family="text">
      <style:text-properties officeooo:rsid="00861705"/>
    </style:style>
    <style:style style:name="T27" style:family="text">
      <style:text-properties officeooo:rsid="00866c9b"/>
    </style:style>
    <style:style style:name="T28" style:family="text">
      <style:text-properties officeooo:rsid="0089aaa1"/>
    </style:style>
    <style:style style:name="T29" style:family="text">
      <style:text-properties officeooo:rsid="008ab044"/>
    </style:style>
    <style:style style:name="T30" style:family="text">
      <style:text-properties officeooo:rsid="008c4bb5"/>
    </style:style>
    <style:style style:name="T31" style:family="text">
      <style:text-properties officeooo:rsid="008d146b"/>
    </style:style>
    <style:style style:name="T32" style:family="text">
      <style:text-properties officeooo:rsid="008e5956"/>
    </style:style>
    <style:style style:name="T33" style:family="text">
      <style:text-properties officeooo:rsid="008f440f"/>
    </style:style>
    <style:style style:name="T34" style:family="text">
      <style:text-properties officeooo:rsid="00901098"/>
    </style:style>
    <style:style style:name="T35" style:family="text">
      <style:text-properties officeooo:rsid="0090d85e"/>
    </style:style>
    <style:style style:name="T36" style:family="text">
      <style:text-properties officeooo:rsid="009183fd"/>
    </style:style>
    <style:style style:name="T37" style:family="text">
      <style:text-properties officeooo:rsid="00931ca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Exam <text:span text:style-name="T33">3</text:span></text:p>
      <table:table table:name="Table1" table:style-name="Table1">
        <table:table-column table:style-name="Table1.A"/>
        <table:table-column table:style-name="Table1.B"/>
        <table:table-row>
          <table:table-cell table:style-name="Table1.A1" office:value-type="string">
            <text:p text:style-name="P4">Course Title:</text:p>
          </table:table-cell>
          <table:table-cell table:style-name="Table1.A1" office:value-type="string">
            <text:p text:style-name="P18">Terminología Especializada <text:span text:style-name="T16">en Documentos </text:span>Jurídic<text:span text:style-name="T16">os</text:span></text:p>
          </table:table-cell>
        </table:table-row>
        <table:table-row>
          <table:table-cell table:style-name="Table1.A1" office:value-type="string">
            <text:p text:style-name="P11">Course ID:</text:p>
          </table:table-cell>
          <table:table-cell table:style-name="Table1.A1" office:value-type="string">
            <text:p text:style-name="P5">IT0<text:span text:style-name="T17">73</text:span><text:span text:style-name="T27">2</text:span><text:span text:style-name="T5"> </text:span><text:span text:style-name="T14">(Marron, 25-2)</text:span></text:p>
          </table:table-cell>
        </table:table-row>
        <table:table-row>
          <table:table-cell table:style-name="Table1.A1" office:value-type="string">
            <text:p text:style-name="P12">Cohort <text:span text:style-name="T4">ID</text:span>:</text:p>
          </table:table-cell>
          <table:table-cell table:style-name="Table1.A1" office:value-type="string">
            <text:p text:style-name="P7">7A</text:p>
          </table:table-cell>
        </table:table-row>
        <table:table-row>
          <table:table-cell table:style-name="Table1.A1" office:value-type="string">
            <text:p text:style-name="P13"><text:span text:style-name="T15">Exam </text:span>Date:</text:p>
          </table:table-cell>
          <table:table-cell table:style-name="Table1.A1" office:value-type="string">
            <text:p text:style-name="P6"><text:span text:style-name="T28">8-9 Apr </text:span>2025</text:p>
          </table:table-cell>
        </table:table-row>
      </table:table>
      <text:p text:style-name="P4"/>
      <text:p text:style-name="P10"><text:span text:style-name="T1">General </text:span><text:span text:style-name="T3">Instructions: </text:span><text:span text:style-name="T10">Print</text:span><text:span text:style-name="T2"> </text:span><text:span text:style-name="T7">your name in the upper right-hand corner </text:span><text:span text:style-name="T12">of this paper</text:span><text:span text:style-name="T7">. </text:span><text:span text:style-name="T8">Read each item carefully. Be sure that you understand exactly what is being asked of you. </text:span><text:span text:style-name="T9">Begin your answers on the backside of this paper </text:span><text:span text:style-name="T12">if possible </text:span><text:span text:style-name="T11">and a</text:span><text:span text:style-name="T9">dd extra sheets of paper as needed. Be sure to write your name on any </text:span><text:span text:style-name="T12">and all </text:span><text:span text:style-name="T9">extra sheets of paper. </text:span><text:span text:style-name="T11">S</text:span><text:span text:style-name="T9">taple all exam papers together when you are finished.</text:span></text:p>
      <text:p text:style-name="P15"/>
      <text:p text:style-name="P9"><text:span text:style-name="T8">Do not look at other student’s exams, </text:span><text:span text:style-name="T13">however, you may reference your last homework assignment</text:span><text:span text:style-name="T8">. If you have a question or a request during the exam, raise your hand and the instructor will call on you.. Do not leave your desk without permission. If you finish early, raise your hand and the instructor will call on </text:span><text:span text:style-name="T6">you.</text:span></text:p>
      <text:p text:style-name="P16"/>
      <text:p text:style-name="P17">This is a closed book exam, <text:span text:style-name="T33">however, you may reference your last homework assignment</text:span>. <text:span text:style-name="T19">Attempt to answer all questions, </text:span><text:span text:style-name="T20">eve</text:span><text:span text:style-name="T19">n if you are uncertain. Whenever possible, provide answers in bullet list format with complete content. </text:span><text:span text:style-name="T21">Tasks will be evaluated by sub-tasks. Three (3) points are available for each sub-task: Accuracy </text:span><text:span text:style-name="T22">(</text:span><text:span text:style-name="T21">1 pt), Completeness (1 pt), and Sufficiency (1 pt). </text:span><text:span text:style-name="T22">Points will be awarded in 0.1 increments. </text:span><text:span text:style-name="T23">Answer in English unless requested to do </text:span><text:span text:style-name="T26">so </text:span><text:span text:style-name="T23">otherwise.</text:span></text:p>
      <text:p text:style-name="P8"/>
      <text:p text:style-name="P8"/>
      <text:p text:style-name="P2">Task 1 <text:span text:style-name="T24">(</text:span><text:span text:style-name="T30">3 </text:span><text:span text:style-name="T24">pts)</text:span></text:p>
      <text:p text:style-name="P20"><text:span text:style-name="T29">In his review of European law </text:span>Skinner <text:span text:style-name="T29">suggests that <text:s/>Europe’s dark legal past exists as sedimentary layers with fault lines running between the layers. </text:span><text:span text:style-name="T37">The fault lines run </text:span><text:span text:style-name="T29">all the way up to the present (</text:span><text:span text:style-name="T37">see </text:span>Skinner S. Fault Lines in the Rule of Law: Europe’s Present and the Presence of its Past. <text:span text:style-name="T25">International Journal of Law in Context</text:span>. 2024;20(2):133-151.</text:p>
      <text:p text:style-name="P19"/>
      <text:p text:style-name="P23">a) <text:span text:style-name="T30">What is Skinner’s recommendation for dealing with </text:span><text:span text:style-name="T31">Europe’s </text:span><text:span text:style-name="T30">dark legal past </text:span><text:span text:style-name="T31">and moving democracy forward</text:span><text:span text:style-name="T30">?</text:span></text:p>
      <text:p text:style-name="P19"/>
      <text:p text:style-name="P3">Task 2 <text:span text:style-name="T32">(9 pts)</text:span></text:p>
      <text:p text:style-name="P21">Kubal, <text:span text:style-name="T30">argues that authoritarianism in Poland helped strengthen the judiciary (see </text:span>Kubal, A. Judicial relational legal consciousness: authoritarian backsliding as a catalyst of change. <text:span text:style-name="T25">Journal of Law and Society</text:span>. 2024; 51(Suppl. 1): S45–S65<text:span text:style-name="T30">)</text:span></text:p>
      <text:p text:style-name="P21"/>
      <text:p text:style-name="P24">a) Explain the concept of “backsliding” as <text:span text:style-name="T34">it </text:span>applie<text:span text:style-name="T34">s</text:span> to Poland.</text:p>
      <text:p text:style-name="P28">b) Is there any relationship to the apparent smear campaign <text:span text:style-name="T37">t</text:span><text:span text:style-name="T34">hat existed </text:span>in the state-owned media in Poland, </text:p>
      <text:p text:style-name="P28"><text:s text:c="5"/>which presented Polish judges as ‘a privileged cast: corrupt, criminal and incompetent’ , and AMLO’s </text:p>
      <text:p text:style-name="P28"><text:span text:style-name="T35"><text:s text:c="5"/>characterization of the </text:span>judicia<text:span text:style-name="T35">ry </text:span>in Mexico? <text:span text:style-name="T35">Do you recall the result of AMLO’s constitutional reforms?</text:span></text:p>
      <text:p text:style-name="P24">c) Do you think the United States will undergo a period of backsliding under Trump?</text:p>
      <text:p text:style-name="P19"/>
      <text:p text:style-name="P3">Task 3 <text:span text:style-name="T32">(6 pts)</text:span></text:p>
      <text:p text:style-name="P22">Badol <text:span text:style-name="T32">and </text:span>Dewan <text:span text:style-name="T32">argue that international courts are often biased with rulings that seek to maintain Western hegemony ( see </text:span>Badol H. A. R., Dewan R. "Governance of global peace and security through the international courts: Serving a holistic purpose or maintaining hegemony?". International Journal of Law, Volume 11, Issue 3, 2025, Pages 132-138<text:span text:style-name="T32">). </text:span></text:p>
      <text:p text:style-name="P19"><text:soft-page-break/></text:p>
      <text:p text:style-name="P25">a) Translate into Spanish:</text:p>
      <text:p text:style-name="P27">This paper examines the role of the international courts in the governance of global peace and security, and whether they serve a holistic purpose or maintain hegemony. It argues that the international judicial system is not a neutral arbiter of justice, but rather a political instrument that reflects and reinforces the interests and values of the dominant powers. The paper analyzes the jurisdiction, composition, and decision-making processes of the main international courts, such as the International Court of Justice, the International Criminal Court, and the WTO. It also explores the challenges and limitations that these institutions face in addressing complex and multifaceted issues of peace and security. The paper concludes that although these international courts have made some positive contributions to the promotion of global peace and security, they also suffer from serious flaws and biases that undermine their legitimacy and effectiveness.</text:p>
      <text:p text:style-name="P26"/>
      <text:p text:style-name="P26">b) <text:span text:style-name="T32">Summarize the </text:span><text:span text:style-name="T18">Badol </text:span><text:span text:style-name="T32">and </text:span><text:span text:style-name="T18">Dewan’</text:span><text:span text:style-name="T32">s recommendations for impr</text:span><text:span text:style-name="T36">oving </text:span><text:span text:style-name="T32">the international courts.</text:span></text:p>
      <text:p text:style-name="P2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2065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6in" fo:margin-bottom="0.6in" fo:margin-left="0.6in" fo:margin-right="0.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0.0929in" svg:y="-0.3571in" svg:width="1.4862in" svg:height="0.6728in" draw:z-index="0"><draw:image xlink:href="Pictures/1000000100000438000001E9AD04E7590B266636.png" xlink:type="simple" xlink:show="embed" xlink:actuate="onLoad" draw:mime-type="image/png"/></draw:frame></text:p>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4-01T17:21:43.651692901</dc:date>
    <meta:editing-duration>PT10H58M33S</meta:editing-duration>
    <meta:editing-cycles>93</meta:editing-cycles>
    <meta:generator>LibreOffice/7.3.7.2$Linux_X86_64 LibreOffice_project/30$Build-2</meta:generator>
    <meta:document-statistic meta:table-count="1" meta:image-count="1" meta:object-count="0" meta:page-count="2" meta:paragraph-count="27" meta:word-count="633" meta:character-count="3963" meta:non-whitespace-character-count="3344"/>
  </office:meta>
</office:document-meta>
</file>